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G" style:family="table-column">
      <style:table-column-properties style:column-width="1.889cm" style:rel-column-width="7280*"/>
    </style:style>
    <style:style style:name="Table2.H" style:family="table-column">
      <style:table-column-properties style:column-width="3.778cm" style:rel-column-width="145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G" style:family="table-column">
      <style:table-column-properties style:column-width="1.889cm" style:rel-column-width="7280*"/>
    </style:style>
    <style:style style:name="Table3.H" style:family="table-column">
      <style:table-column-properties style:column-width="3.778cm" style:rel-column-width="145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ae06"/>
    </style:style>
    <style:style style:name="P2" style:family="paragraph" style:parent-style-name="Standard">
      <style:text-properties officeooo:paragraph-rsid="0012cae8"/>
    </style:style>
    <style:style style:name="P3" style:family="paragraph" style:parent-style-name="Standard">
      <style:text-properties officeooo:paragraph-rsid="00135b48"/>
    </style:style>
    <style:style style:name="P4" style:family="paragraph" style:parent-style-name="Standard">
      <style:text-properties officeooo:paragraph-rsid="0013ac50"/>
    </style:style>
    <style:style style:name="P5" style:family="paragraph" style:parent-style-name="Standard">
      <style:text-properties officeooo:paragraph-rsid="0014e11b"/>
    </style:style>
    <style:style style:name="P6" style:family="paragraph" style:parent-style-name="Standard">
      <style:text-properties fo:font-weight="bold" officeooo:paragraph-rsid="0014fc94" style:font-weight-asian="bold" style:font-weight-complex="bold"/>
    </style:style>
    <style:style style:name="P7" style:family="paragraph" style:parent-style-name="Standard">
      <style:text-properties fo:font-weight="normal" officeooo:paragraph-rsid="0014fc94" style:font-weight-asian="normal" style:font-weight-complex="normal"/>
    </style:style>
    <style:style style:name="P8" style:family="paragraph" style:parent-style-name="Table_20_Contents">
      <style:text-properties officeooo:paragraph-rsid="0012cae8"/>
    </style:style>
    <style:style style:name="P9" style:family="paragraph" style:parent-style-name="Table_20_Contents">
      <style:text-properties officeooo:paragraph-rsid="00135b48"/>
    </style:style>
    <style:style style:name="T1" style:family="text">
      <style:text-properties officeooo:rsid="0011ae06"/>
    </style:style>
    <style:style style:name="T2" style:family="text">
      <style:text-properties officeooo:rsid="0012cae8"/>
    </style:style>
    <style:style style:name="T3" style:family="text">
      <style:text-properties officeooo:rsid="00135b48"/>
    </style:style>
    <style:style style:name="T4" style:family="text">
      <style:text-properties officeooo:rsid="0013ac50"/>
    </style:style>
    <style:style style:name="T5" style:family="text">
      <style:text-properties officeooo:rsid="0014e11b"/>
    </style:style>
    <style:style style:name="T6" style:family="text">
      <style:text-properties officeooo:rsid="0014fc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abase can be define by rows and columns. Records are rows and fields are columns.</text:span></text:p>
      <text:p text:style-name="P1"><text:span text:style-name="T1">We use unique account numbers for the sake of indexing.</text:span></text:p>
      <text:p text:style-name="P1"><text:span text:style-name="T1"/></text:p>
      <text:p text:style-name="P1"><text:span text:style-name="T1"/></text:p>
      <text:p text:style-name="P1"><text:span text:style-name="T1">mysql -u root -p</text:span></text:p>
      <text:p text:style-name="P1"><text:span text:style-name="T1">-u is the username</text:span></text:p>
      <text:p text:style-name="P1"><text:span text:style-name="T1">-p is the password</text:span></text:p>
      <text:p text:style-name="P1"><text:span text:style-name="T1"/></text:p>
      <text:p text:style-name="P1"><text:span text:style-name="T1">help</text:span></text:p>
      <text:p text:style-name="P1"><text:span text:style-name="T1">Copyright (c) 2000, 2013, Oracle and/or its affiliates. All rights reserved.</text:span></text:p>
      <text:p text:style-name="P1"><text:span text:style-name="T1"></text:span></text:p>
      <text:p text:style-name="P1"><text:span text:style-name="T1">Oracle is a registered trademark of Oracle Corporation and/or its</text:span></text:p>
      <text:p text:style-name="P1"><text:span text:style-name="T1">affiliates. Other names may be trademarks of their respective</text:span></text:p>
      <text:p text:style-name="P1"><text:span text:style-name="T1">owners.</text:span></text:p>
      <text:p text:style-name="P1"><text:span text:style-name="T1"></text:span></text:p>
      <text:p text:style-name="P1"><text:span text:style-name="T1">Type 'help;' or '\h' for help. Type '\c' to clear the current input statement.</text:span></text:p>
      <text:p text:style-name="P1"><text:span text:style-name="T1"></text:span></text:p>
      <text:p text:style-name="P1"><text:span text:style-name="T1">mysql&gt; help</text:span></text:p>
      <text:p text:style-name="P1"><text:span text:style-name="T1"></text:span></text:p>
      <text:p text:style-name="P1"><text:span text:style-name="T1">For information about MySQL products and services, visit:</text:span></text:p>
      <text:p text:style-name="P1"><text:span text:style-name="T1"><text:s text:c="3"/>http://www.mysql.com/</text:span></text:p>
      <text:p text:style-name="P1"><text:span text:style-name="T1">For developer information, including the MySQL Reference Manual, visit:</text:span></text:p>
      <text:p text:style-name="P1"><text:span text:style-name="T1"><text:s text:c="3"/>http://dev.mysql.com/</text:span></text:p>
      <text:p text:style-name="P1"><text:span text:style-name="T1">To buy MySQL Enterprise support, training, or other products, visit:</text:span></text:p>
      <text:p text:style-name="P1"><text:span text:style-name="T1"><text:s text:c="3"/>https://shop.mysql.com/</text:span></text:p>
      <text:p text:style-name="P1"><text:span text:style-name="T1"></text:span></text:p>
      <text:p text:style-name="P1"><text:span text:style-name="T1">List of all MySQL commands:</text:span></text:p>
      <text:p text:style-name="P1"><text:span text:style-name="T1">Note that all text commands must be first on line and end with ';'</text:span></text:p>
      <text:p text:style-name="P1"><text:span text:style-name="T1">? <text:s text:c="8"/>(\?) Synonym for `help'.</text:span></text:p>
      <text:p text:style-name="P1"><text:span text:style-name="T1">clear <text:s text:c="4"/>(\c) Clear the current input statement.</text:span></text:p>
      <text:p text:style-name="P1"><text:span text:style-name="T1">connect <text:s text:c="2"/>(\r) Reconnect to the server. Optional arguments are db and host.</text:span></text:p>
      <text:p text:style-name="P1"><text:span text:style-name="T1">delimiter (\d) Set statement delimiter.</text:span></text:p>
      <text:p text:style-name="P1"><text:span text:style-name="T1">edit <text:s text:c="5"/>(\e) Edit command with $EDITOR.</text:span></text:p>
      <text:p text:style-name="P1"><text:span text:style-name="T1">ego <text:s text:c="6"/>(\G) Send command to mysql server, display result vertically.</text:span></text:p>
      <text:p text:style-name="P1"><text:span text:style-name="T1">exit <text:s text:c="5"/>(\q) Exit mysql. Same as quit.</text:span></text:p>
      <text:p text:style-name="P1"><text:span text:style-name="T1">go <text:s text:c="7"/>(\g) Send command to mysql server.</text:span></text:p>
      <text:p text:style-name="P1"><text:span text:style-name="T1">help <text:s text:c="5"/>(\h) Display this help.</text:span></text:p>
      <text:p text:style-name="P1"><text:span text:style-name="T1">nopager <text:s text:c="2"/>(\n) Disable pager, print to stdout.</text:span></text:p>
      <text:p text:style-name="P1"><text:span text:style-name="T1">notee <text:s text:c="4"/>(\t) Don't write into outfile.</text:span></text:p>
      <text:p text:style-name="P1"><text:span text:style-name="T1">pager <text:s text:c="4"/>(\P) Set PAGER [to_pager]. Print the query results via PAGER.</text:span></text:p>
      <text:p text:style-name="P1"><text:span text:style-name="T1">print <text:s text:c="4"/>(\p) Print current command.</text:span></text:p>
      <text:p text:style-name="P1"><text:span text:style-name="T1">prompt <text:s text:c="3"/>(\R) Change your mysql prompt.</text:span></text:p>
      <text:p text:style-name="P1"><text:span text:style-name="T1">quit <text:s text:c="5"/>(\q) Quit mysql.</text:span></text:p>
      <text:p text:style-name="P1"><text:span text:style-name="T1">rehash <text:s text:c="3"/>(\#) Rebuild completion hash.</text:span></text:p>
      <text:p text:style-name="P1"><text:span text:style-name="T1">source <text:s text:c="3"/>(\.) Execute an SQL script file. Takes a file name as an argument.</text:span></text:p>
      <text:p text:style-name="P1"><text:span text:style-name="T1">status <text:s text:c="3"/>(\s) Get status information from the server.</text:span></text:p>
      <text:p text:style-name="P1"><text:span text:style-name="T1">system <text:s text:c="3"/>(\!) Execute a system shell command.</text:span></text:p>
      <text:p text:style-name="P1"><text:span text:style-name="T1">tee <text:s text:c="6"/>(\T) Set outfile [to_outfile]. Append everything into given outfile.</text:span></text:p>
      <text:p text:style-name="P1"><text:span text:style-name="T1">use <text:s text:c="6"/>(\u) Use another database. Takes database name as argument.</text:span></text:p>
      <text:p text:style-name="P1"><text:span text:style-name="T1">charset <text:s text:c="2"/>(\C) Switch to another charset. Might be needed for processing binlog with multi-byte charsets.</text:span></text:p>
      <text:p text:style-name="P1"><text:span text:style-name="T1">warnings <text:s/>(\W) Show warnings after every statement.</text:span></text:p>
      <text:p text:style-name="P1"><text:soft-page-break/><text:span text:style-name="T1">nowarning (\w) Don't show warnings after every statement.</text:span></text:p>
      <text:p text:style-name="P1"><text:span text:style-name="T1"></text:span></text:p>
      <text:p text:style-name="P1"><text:span text:style-name="T1">For server side help, type 'help contents'</text:span></text:p>
      <text:p text:style-name="P1"><text:span text:style-name="T1"/></text:p>
      <text:p text:style-name="P1"><text:span text:style-name="T1">show databases;</text:span></text:p>
      <text:p text:style-name="P1"><text:span text:style-name="T1"/></text:p>
      <text:p text:style-name="P1"><text:span text:style-name="T1">create database friends;</text:span></text:p>
      <text:p text:style-name="P1"><text:span text:style-name="T1"/></text:p>
      <text:p text:style-name="P1"><text:span text:style-name="T1">show databases;</text:span></text:p>
      <text:p text:style-name="P1"><text:span text:style-name="T1"/></text:p>
      <text:p text:style-name="P1"><text:span text:style-name="T1">show tables in information_schema;</text:span></text:p>
      <text:p text:style-name="P1"><text:span text:style-name="T1"/></text:p>
      <text:p text:style-name="P1"><text:span text:style-name="T1">&lt;database&gt;.&lt;tablename&gt;</text:span></text:p>
      <text:p text:style-name="P1"><text:span text:style-name="T1"/></text:p>
      <text:p text:style-name="P1"><text:span text:style-name="T1">* is the wild card</text:span></text:p>
      <text:p text:style-name="P1"><text:span text:style-name="T1"/></text:p>
      <text:p text:style-name="P1"><text:span text:style-name="T1"><text:s/>select * from information_schema.processlist;</text:span></text:p>
      <text:p text:style-name="P1"><text:span text:style-name="T1"/></text:p>
      <text:p text:style-name="P1"><text:span text:style-name="T1">use &lt;database&gt;; This allows you to use a database</text:span></text:p>
      <text:p text:style-name="P1"><text:span text:style-name="T1"/></text:p>
      <text:p text:style-name="P2"><text:span text:style-name="T2">select * from persons order by mobile;</text:span></text:p>
      <text:p text:style-name="P2"><text:span text:style-name="T2"/></text:p>
      <text:p text:style-name="P2"><text:span text:style-name="T2">select * from persons order by mobile desc;</text:span></text:p>
      <text:p text:style-name="P2"><text:span text:style-name="T2"/></text:p>
      <text:p text:style-name="P2"><text:span text:style-name="T2">select * from persons where (weight &gt; 80);</text:span></text:p>
      <text:p text:style-name="P2"><text:span text:style-name="T2"/></text:p>
      <text:p text:style-name="P2"><text:span text:style-name="T2">select * from &lt;table&gt; where (&lt;condition&gt;);</text:span></text:p>
      <text:p text:style-name="P2"><text:span text:style-name="T2"/></text:p>
      <text:p text:style-name="P2"><text:span text:style-name="T2"/></text:p>
      <text:p text:style-name="P2"><text:span text:style-name="T2">select * from persons where (first_name like “%ard”); “any first name ends with ard”</text:span></text:p>
      <text:p text:style-name="P2"><text:span text:style-name="T2"/></text:p>
      <text:p text:style-name="P2"><text:span text:style-name="T2">select * from persons where (first_name like “Ri%”); any first_name starts with Ri</text:span></text:p>
      <text:p text:style-name="P2"><text:span text:style-name="T2"/></text:p>
      <text:p text:style-name="P2"><text:span text:style-name="T2">select * from persons where (first_name like “%c%”); any first_name that has “c” in it</text:span></text:p>
      <text:p text:style-name="P2"><text:span text:style-name="T2"/></text:p>
      <text:p text:style-name="P2"><text:span text:style-name="T2">select * from persons where (first_name = “Richard”) and (mobile = “0792817462”); conditions</text:span></text:p>
      <text:p text:style-name="P2"><text:span text:style-name="T2"/></text:p>
      <text:p text:style-name="P2"><text:span text:style-name="T2">select * from persons where (first_name = “Richard”) or (country like “U_”) order by surname desc;</text:span></text:p>
      <text:p text:style-name="P2"><text:span text:style-name="T2"/></text:p>
      <text:p text:style-name="P2"><text:span text:style-name="T2">select name, email from persons where (first_name = “Richard”) order by surname desc; select &lt;field&gt;,&lt;field&gt; from &lt;table&gt; where (&lt;field condition&gt;) order by &lt;field&gt; desc;</text:span></text:p>
      <text:p text:style-name="P2"><text:span text:style-name="T2"/></text:p>
      <text:p text:style-name="P2"><text:span text:style-name="T2">28:30</text:span></text:p>
      <text:p text:style-name="P2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<text:span text:style-name="T2">Entering MySQL</text:span></text:p>
          </table:table-cell>
          <table:table-cell table:style-name="Table1.B1" office:value-type="string">
            <text:p text:style-name="P8"><text:span text:style-name="T2">Mysql -u root -p</text:span></text:p>
          </table:table-cell>
        </table:table-row>
        <table:table-row>
          <table:table-cell table:style-name="Table1.A2" office:value-type="string">
            <text:p text:style-name="P8"><text:span text:style-name="T2">Look around for databases</text:span></text:p>
          </table:table-cell>
          <table:table-cell table:style-name="Table1.B2" office:value-type="string">
            <text:p text:style-name="P8"><text:span text:style-name="T2">Show databases;</text:span></text:p>
          </table:table-cell>
        </table:table-row>
        <table:table-row>
          <table:table-cell table:style-name="Table1.A2" office:value-type="string">
            <text:p text:style-name="P8"><text:span text:style-name="T2">Show fields in a database</text:span></text:p>
          </table:table-cell>
          <table:table-cell table:style-name="Table1.B2" office:value-type="string">
            <text:p text:style-name="P8"><text:span text:style-name="T2">Describe &lt;databasename&gt;;</text:span></text:p>
          </table:table-cell>
        </table:table-row>
        <table:table-row>
          <table:table-cell table:style-name="Table1.A2" office:value-type="string">
            <text:p text:style-name="P8"><text:span text:style-name="T2">Use a database</text:span></text:p>
          </table:table-cell>
          <table:table-cell table:style-name="Table1.B2" office:value-type="string">
            <text:p text:style-name="P8"><text:span text:style-name="T2">Use &lt;databasename&gt;;</text:span></text:p>
          </table:table-cell>
        </table:table-row>
        <table:table-row>
          <table:table-cell table:style-name="Table1.A2" office:value-type="string">
            <text:p text:style-name="P8"><text:span text:style-name="T2">Look for tables in a database</text:span></text:p>
          </table:table-cell>
          <table:table-cell table:style-name="Table1.B2" office:value-type="string">
            <text:p text:style-name="P8"><text:span text:style-name="T2">Show tables in &lt;databasename&gt;;</text:span></text:p>
          </table:table-cell>
        </table:table-row>
        <text:soft-page-break/>
        <table:table-row>
          <table:table-cell table:style-name="Table1.A2" office:value-type="string">
            <text:p text:style-name="P8"><text:span text:style-name="T2">Show fields in a table</text:span></text:p>
          </table:table-cell>
          <table:table-cell table:style-name="Table1.B2" office:value-type="string">
            <text:p text:style-name="P8"><text:span text:style-name="T2">Show columns in &lt;tablename&gt;;</text:span></text:p>
          </table:table-cell>
        </table:table-row>
        <table:table-row>
          <table:table-cell table:style-name="Table1.A2" office:value-type="string">
            <text:p text:style-name="P8"><text:span text:style-name="T2">Show data in table</text:span></text:p>
          </table:table-cell>
          <table:table-cell table:style-name="Table1.B2" office:value-type="string">
            <text:p text:style-name="P8"><text:span text:style-name="T2">Select * from &lt;tablename&gt;;</text:span></text:p>
          </table:table-cell>
        </table:table-row>
        <table:table-row>
          <table:table-cell table:style-name="Table1.A2" office:value-type="string">
            <text:p text:style-name="P8"><text:span text:style-name="T2">User other sort or search functions</text:span></text:p>
          </table:table-cell>
          <table:table-cell table:style-name="Table1.B2" office:value-type="string">
            <text:p text:style-name="P8"/>
          </table:table-cell>
        </table:table-row>
      </table:table>
      <text:p text:style-name="P2"><text:span text:style-name="T2"/></text:p>
      <text:p text:style-name="P2"><text:span text:style-name="T2">Creating a new database</text:span></text:p>
      <text:p text:style-name="P2"><text:span text:style-name="T2">Create a table in database </text:span></text:p>
      <text:p text:style-name="P2"><text:span text:style-name="T2">Insert data</text:span></text:p>
      <text:p text:style-name="P2"><text:span text:style-name="T2">And edit a database.</text:span></text:p>
      <text:p text:style-name="P2"><text:span text:style-name="T2">Use this example 29:36</text:span></text:p>
      <text:p text:style-name="P2"><text:span text:style-name="T2"/></text:p>
      <table:table table:name="Table2" table:style-name="Table2">
        <table:table-column table:style-name="Table2.A" table:number-columns-repeated="6"/>
        <table:table-column table:style-name="Table2.G"/>
        <table:table-column table:style-name="Table2.H"/>
        <table:table-row>
          <table:table-cell table:style-name="Table2.A1" office:value-type="string">
            <text:p text:style-name="P8"><text:span text:style-name="T2">Item</text:span></text:p>
          </table:table-cell>
          <table:table-cell table:style-name="Table2.A1" office:value-type="string">
            <text:p text:style-name="P8"><text:span text:style-name="T2">Qty</text:span></text:p>
          </table:table-cell>
          <table:table-cell table:style-name="Table2.A1" office:value-type="string">
            <text:p text:style-name="P8"><text:span text:style-name="T2">Part Number</text:span></text:p>
          </table:table-cell>
          <table:table-cell table:style-name="Table2.A1" office:value-type="string">
            <text:p text:style-name="P8"><text:span text:style-name="T2">Description</text:span></text:p>
          </table:table-cell>
          <table:table-cell table:style-name="Table2.A1" office:value-type="string">
            <text:p text:style-name="P8"><text:span text:style-name="T2">Price</text:span></text:p>
          </table:table-cell>
          <table:table-cell table:style-name="Table2.A1" office:value-type="string">
            <text:p text:style-name="P8"><text:span text:style-name="T2">Data Re</text:span><text:span text:style-name="T3">quired</text:span></text:p>
          </table:table-cell>
          <table:table-cell table:style-name="Table2.A1" office:value-type="string">
            <text:p text:style-name="P9"><text:span text:style-name="T3">Data Received</text:span></text:p>
          </table:table-cell>
          <table:table-cell table:style-name="Table2.H1" office:value-type="string">
            <text:p text:style-name="P8"><text:span text:style-name="T2">Comment</text:span></text:p>
          </table:table-cell>
        </table:table-row>
        <table:table-row>
          <table:table-cell table:style-name="Table2.A2" office:value-type="string">
            <text:p text:style-name="P8"><text:span text:style-name="T2">1</text:span></text:p>
          </table:table-cell>
          <table:table-cell table:style-name="Table2.A2" office:value-type="string">
            <text:p text:style-name="P8"><text:span text:style-name="T2">34</text:span></text:p>
          </table:table-cell>
          <table:table-cell table:style-name="Table2.A2" office:value-type="string">
            <text:p text:style-name="P8"><text:span text:style-name="T2">934-233</text:span></text:p>
          </table:table-cell>
          <table:table-cell table:style-name="Table2.A2" office:value-type="string">
            <text:p text:style-name="P8"><text:span text:style-name="T2">Piece of dead meat</text:span></text:p>
          </table:table-cell>
          <table:table-cell table:style-name="Table2.A2" office:value-type="string">
            <text:p text:style-name="P8"><text:span text:style-name="T2">£10.20</text:span></text:p>
          </table:table-cell>
          <table:table-cell table:style-name="Table2.A2" office:value-type="string">
            <text:p text:style-name="P9"><text:span text:style-name="T3">13/6/2012</text:span></text:p>
          </table:table-cell>
          <table:table-cell table:style-name="Table2.A2" office:value-type="string">
            <text:p text:style-name="P9"/>
          </table:table-cell>
          <table:table-cell table:style-name="Table2.H2" office:value-type="string">
            <text:p text:style-name="P9"><text:span text:style-name="T3">I hate meat</text:span></text:p>
          </table:table-cell>
        </table:table-row>
        <table:table-row>
          <table:table-cell table:style-name="Table2.A2" office:value-type="string">
            <text:p text:style-name="P8"><text:span text:style-name="T2">2</text:span></text:p>
          </table:table-cell>
          <table:table-cell table:style-name="Table2.A2" office:value-type="string">
            <text:p text:style-name="P8"><text:span text:style-name="T2">21</text:span></text:p>
          </table:table-cell>
          <table:table-cell table:style-name="Table2.A2" office:value-type="string">
            <text:p text:style-name="P8"><text:span text:style-name="T2">653-876</text:span></text:p>
          </table:table-cell>
          <table:table-cell table:style-name="Table2.A2" office:value-type="string">
            <text:p text:style-name="P8"><text:span text:style-name="T2">A blue stick</text:span></text:p>
          </table:table-cell>
          <table:table-cell table:style-name="Table2.A2" office:value-type="string">
            <text:p text:style-name="P8"><text:span text:style-name="T2">46p</text:span></text:p>
          </table:table-cell>
          <table:table-cell table:style-name="Table2.A2" office:value-type="string">
            <text:p text:style-name="P9"><text:span text:style-name="T3">21st June 2012</text:span></text:p>
          </table:table-cell>
          <table:table-cell table:style-name="Table2.A2" office:value-type="string">
            <text:p text:style-name="P9"/>
          </table:table-cell>
          <table:table-cell table:style-name="Table2.H2" office:value-type="string">
            <text:p text:style-name="P9"><text:span text:style-name="T3">Long version</text:span></text:p>
          </table:table-cell>
        </table:table-row>
        <table:table-row>
          <table:table-cell table:style-name="Table2.A2" office:value-type="string">
            <text:p text:style-name="P8"><text:span text:style-name="T2">3</text:span></text:p>
          </table:table-cell>
          <table:table-cell table:style-name="Table2.A2" office:value-type="string">
            <text:p text:style-name="P8"><text:span text:style-name="T2">45</text:span></text:p>
          </table:table-cell>
          <table:table-cell table:style-name="Table2.A2" office:value-type="string">
            <text:p text:style-name="P8"><text:span text:style-name="T2">463-898</text:span></text:p>
          </table:table-cell>
          <table:table-cell table:style-name="Table2.A2" office:value-type="string">
            <text:p text:style-name="P8"><text:span text:style-name="T2">Germs</text:span></text:p>
          </table:table-cell>
          <table:table-cell table:style-name="Table2.A2" office:value-type="string">
            <text:p text:style-name="P9"><text:span text:style-name="T3">£1.89</text:span></text:p>
          </table:table-cell>
          <table:table-cell table:style-name="Table2.A2" office:value-type="string">
            <text:p text:style-name="P9"><text:span text:style-name="T3">Next Thursday</text:span></text:p>
          </table:table-cell>
          <table:table-cell table:style-name="Table2.A2" office:value-type="string">
            <text:p text:style-name="P9"/>
          </table:table-cell>
          <table:table-cell table:style-name="Table2.H2" office:value-type="string">
            <text:p text:style-name="P9"><text:span text:style-name="T3">Live</text:span></text:p>
          </table:table-cell>
        </table:table-row>
      </table:table>
      <text:p text:style-name="P2"><text:span text:style-name="T2"/></text:p>
      <text:p text:style-name="P3"><text:span text:style-name="T3">Rename the fields</text:span></text:p>
      <text:p text:style-name="P3"><text:span text:style-name="T3"/></text:p>
      <table:table table:name="Table3" table:style-name="Table3">
        <table:table-column table:style-name="Table3.A" table:number-columns-repeated="6"/>
        <table:table-column table:style-name="Table3.G"/>
        <table:table-column table:style-name="Table3.H"/>
        <table:table-row>
          <table:table-cell table:style-name="Table3.A1" office:value-type="string">
            <text:p text:style-name="P9"><text:span text:style-name="T3">item</text:span></text:p>
          </table:table-cell>
          <table:table-cell table:style-name="Table3.A1" office:value-type="string">
            <text:p text:style-name="P9"><text:span text:style-name="T3">q</text:span><text:span text:style-name="T2">ty</text:span></text:p>
          </table:table-cell>
          <table:table-cell table:style-name="Table3.A1" office:value-type="string">
            <text:p text:style-name="P9"><text:span text:style-name="T3">p</text:span><text:span text:style-name="T2">art_</text:span><text:span text:style-name="T3">n</text:span><text:span text:style-name="T2">umber</text:span></text:p>
          </table:table-cell>
          <table:table-cell table:style-name="Table3.A1" office:value-type="string">
            <text:p text:style-name="P9"><text:span text:style-name="T3">d</text:span><text:span text:style-name="T2">escription</text:span></text:p>
          </table:table-cell>
          <table:table-cell table:style-name="Table3.A1" office:value-type="string">
            <text:p text:style-name="P9"><text:span text:style-name="T3">p</text:span><text:span text:style-name="T2">rice</text:span></text:p>
          </table:table-cell>
          <table:table-cell table:style-name="Table3.A1" office:value-type="string">
            <text:p text:style-name="P9"><text:span text:style-name="T3">d</text:span><text:span text:style-name="T2">ata_</text:span><text:span text:style-name="T3">r</text:span><text:span text:style-name="T2">e</text:span><text:span text:style-name="T3">quired</text:span></text:p>
          </table:table-cell>
          <table:table-cell table:style-name="Table3.A1" office:value-type="string">
            <text:p text:style-name="P9"><text:span text:style-name="T3">data_received</text:span></text:p>
          </table:table-cell>
          <table:table-cell table:style-name="Table3.H1" office:value-type="string">
            <text:p text:style-name="P9"><text:span text:style-name="T3">c</text:span><text:span text:style-name="T2">omment</text:span></text:p>
          </table:table-cell>
        </table:table-row>
        <table:table-row>
          <table:table-cell table:style-name="Table3.A2" office:value-type="string">
            <text:p text:style-name="P9"><text:span text:style-name="T2">1</text:span></text:p>
          </table:table-cell>
          <table:table-cell table:style-name="Table3.A2" office:value-type="string">
            <text:p text:style-name="P9"><text:span text:style-name="T2">34</text:span></text:p>
          </table:table-cell>
          <table:table-cell table:style-name="Table3.A2" office:value-type="string">
            <text:p text:style-name="P9"><text:span text:style-name="T2">934-233</text:span></text:p>
          </table:table-cell>
          <table:table-cell table:style-name="Table3.A2" office:value-type="string">
            <text:p text:style-name="P9"><text:span text:style-name="T2">Piece of dead meat</text:span></text:p>
          </table:table-cell>
          <table:table-cell table:style-name="Table3.A2" office:value-type="string">
            <text:p text:style-name="P9"><text:span text:style-name="T2">£10.20</text:span></text:p>
          </table:table-cell>
          <table:table-cell table:style-name="Table3.A2" office:value-type="string">
            <text:p text:style-name="P9"><text:span text:style-name="T3">13/6/2012</text:span></text:p>
          </table:table-cell>
          <table:table-cell table:style-name="Table3.A2" office:value-type="string">
            <text:p text:style-name="P9"/>
          </table:table-cell>
          <table:table-cell table:style-name="Table3.H2" office:value-type="string">
            <text:p text:style-name="P9"><text:span text:style-name="T3">I hate meat</text:span></text:p>
          </table:table-cell>
        </table:table-row>
        <table:table-row>
          <table:table-cell table:style-name="Table3.A2" office:value-type="string">
            <text:p text:style-name="P9"><text:span text:style-name="T2">2</text:span></text:p>
          </table:table-cell>
          <table:table-cell table:style-name="Table3.A2" office:value-type="string">
            <text:p text:style-name="P9"><text:span text:style-name="T2">21</text:span></text:p>
          </table:table-cell>
          <table:table-cell table:style-name="Table3.A2" office:value-type="string">
            <text:p text:style-name="P9"><text:span text:style-name="T2">653-876</text:span></text:p>
          </table:table-cell>
          <table:table-cell table:style-name="Table3.A2" office:value-type="string">
            <text:p text:style-name="P9"><text:span text:style-name="T2">A blue stick</text:span></text:p>
          </table:table-cell>
          <table:table-cell table:style-name="Table3.A2" office:value-type="string">
            <text:p text:style-name="P9"><text:span text:style-name="T2">46p</text:span></text:p>
          </table:table-cell>
          <table:table-cell table:style-name="Table3.A2" office:value-type="string">
            <text:p text:style-name="P9"><text:span text:style-name="T3">21st June 2012</text:span></text:p>
          </table:table-cell>
          <table:table-cell table:style-name="Table3.A2" office:value-type="string">
            <text:p text:style-name="P9"/>
          </table:table-cell>
          <table:table-cell table:style-name="Table3.H2" office:value-type="string">
            <text:p text:style-name="P9"><text:span text:style-name="T3">Long version</text:span></text:p>
          </table:table-cell>
        </table:table-row>
        <table:table-row>
          <table:table-cell table:style-name="Table3.A2" office:value-type="string">
            <text:p text:style-name="P9"><text:span text:style-name="T2">3</text:span></text:p>
          </table:table-cell>
          <table:table-cell table:style-name="Table3.A2" office:value-type="string">
            <text:p text:style-name="P9"><text:span text:style-name="T2">45</text:span></text:p>
          </table:table-cell>
          <table:table-cell table:style-name="Table3.A2" office:value-type="string">
            <text:p text:style-name="P9"><text:span text:style-name="T2">463-898</text:span></text:p>
          </table:table-cell>
          <table:table-cell table:style-name="Table3.A2" office:value-type="string">
            <text:p text:style-name="P9"><text:span text:style-name="T2">Germs</text:span></text:p>
          </table:table-cell>
          <table:table-cell table:style-name="Table3.A2" office:value-type="string">
            <text:p text:style-name="P9"><text:span text:style-name="T3">£1.89</text:span></text:p>
          </table:table-cell>
          <table:table-cell table:style-name="Table3.A2" office:value-type="string">
            <text:p text:style-name="P9"><text:span text:style-name="T3">Next Thursday</text:span></text:p>
          </table:table-cell>
          <table:table-cell table:style-name="Table3.A2" office:value-type="string">
            <text:p text:style-name="P9"/>
          </table:table-cell>
          <table:table-cell table:style-name="Table3.H2" office:value-type="string">
            <text:p text:style-name="P9"><text:span text:style-name="T3">Live</text:span></text:p>
          </table:table-cell>
        </table:table-row>
      </table:table>
      <text:p text:style-name="P3"/>
      <text:p text:style-name="P3"><text:span text:style-name="T3">Create a database</text:span></text:p>
      <text:p text:style-name="P3"><text:span text:style-name="T3">mysql&gt; show databases;</text:span></text:p>
      <text:p text:style-name="P3"><text:span text:style-name="T3">+--------------------+</text:span></text:p>
      <text:p text:style-name="P3"><text:span text:style-name="T3">| Database <text:s text:c="10"/>|</text:span></text:p>
      <text:p text:style-name="P3"><text:span text:style-name="T3">+--------------------+</text:span></text:p>
      <text:p text:style-name="P3"><text:span text:style-name="T3">| information_schema |</text:span></text:p>
      <text:p text:style-name="P3"><text:span text:style-name="T3">| Example1 <text:s text:c="10"/>|</text:span></text:p>
      <text:p text:style-name="P3"><text:span text:style-name="T3">| friends <text:s text:c="11"/>|</text:span></text:p>
      <text:p text:style-name="P3"><text:span text:style-name="T3">| mysql <text:s text:c="13"/>|</text:span></text:p>
      <text:p text:style-name="P3"><text:span text:style-name="T3">| performance_schema |</text:span></text:p>
      <text:p text:style-name="P3"><text:span text:style-name="T3">| test <text:s text:c="14"/>|</text:span></text:p>
      <text:p text:style-name="P3"><text:span text:style-name="T3">+--------------------+</text:span></text:p>
      <text:p text:style-name="P3"><text:span text:style-name="T3">6 rows in set (0.00 sec)</text:span></text:p>
      <text:p text:style-name="P3"><text:span text:style-name="T3"></text:span></text:p>
      <text:p text:style-name="P3"><text:span text:style-name="T3">mysql&gt; create database my_orders;</text:span></text:p>
      <text:p text:style-name="P3"><text:span text:style-name="T3">Query OK, 1 row affected (0.00 sec)</text:span></text:p>
      <text:p text:style-name="P3"><text:soft-page-break/><text:span text:style-name="T3"></text:span></text:p>
      <text:p text:style-name="P3"><text:span text:style-name="T3">mysql&gt; create table orders</text:span></text:p>
      <text:p text:style-name="P3"><text:span text:style-name="T3"><text:s text:c="4"/>-&gt; (</text:span></text:p>
      <text:p text:style-name="P3"><text:span text:style-name="T3"><text:s text:c="4"/>-&gt; item int,</text:span></text:p>
      <text:p text:style-name="P3"><text:span text:style-name="T3"><text:s text:c="4"/>-&gt; qty int,</text:span></text:p>
      <text:p text:style-name="P3"><text:span text:style-name="T3"><text:s text:c="4"/>-&gt; part_number char,</text:span></text:p>
      <text:p text:style-name="P3"><text:span text:style-name="T3"><text:s text:c="4"/>-&gt; description char,</text:span></text:p>
      <text:p text:style-name="P3"><text:span text:style-name="T3"><text:s text:c="4"/>-&gt; price int,</text:span></text:p>
      <text:p text:style-name="P3"><text:span text:style-name="T3"><text:s text:c="4"/>-&gt; data_required date,</text:span></text:p>
      <text:p text:style-name="P3"><text:span text:style-name="T3"><text:s text:c="4"/>-&gt; date_entered date,</text:span></text:p>
      <text:p text:style-name="P3"><text:span text:style-name="T3"><text:s text:c="4"/>-&gt; comment char</text:span></text:p>
      <text:p text:style-name="P3"><text:span text:style-name="T3"><text:s text:c="4"/>-&gt; );</text:span></text:p>
      <text:p text:style-name="P3"><text:span text:style-name="T3"/></text:p>
      <text:p text:style-name="P3"><text:span text:style-name="T3">insert into &lt;tablename&gt;</text:span></text:p>
      <text:p text:style-name="P3"><text:span text:style-name="T3"><text:tab/>(column_name1, column_name2, column_name3, …)</text:span></text:p>
      <text:p text:style-name="P3"><text:span text:style-name="T3"><text:tab/>values(v1,v2,v3,v4,...)</text:span></text:p>
      <text:p text:style-name="P3"><text:span text:style-name="T3"/></text:p>
      <text:p text:style-name="P3"><text:span text:style-name="T3">Numbers are just entered in as number 12345</text:span></text:p>
      <text:p text:style-name="P3"><text:span text:style-name="T3">Text is referenced as 'text'</text:span></text:p>
      <text:p text:style-name="P3"><text:span text:style-name="T3">Dates are entered as yyyymmdd</text:span></text:p>
      <text:p text:style-name="P3"><text:span text:style-name="T3"/></text:p>
      <text:p text:style-name="P3"><text:span text:style-name="T3">create table orders</text:span></text:p>
      <text:p text:style-name="P3"><text:span text:style-name="T3">(</text:span></text:p>
      <text:p text:style-name="P3"><text:span text:style-name="T3">item int not null auto_increment primary key,<text:tab/><text:tab/>auto increments</text:span></text:p>
      <text:p text:style-name="P3"><text:span text:style-name="T3">data_entered timestamp default now(),<text:tab/><text:tab/><text:tab/>gets current time.</text:span></text:p>
      <text:p text:style-name="P3"><text:span text:style-name="T3">comment char(200)</text:span></text:p>
      <text:p text:style-name="P3"><text:span text:style-name="T3">);</text:span></text:p>
      <text:p text:style-name="P3"><text:span text:style-name="T3"/></text:p>
      <text:p text:style-name="P3"><text:span text:style-name="T3">drop tables &lt;name of table&gt;; Deletes a table</text:span></text:p>
      <text:p text:style-name="P3"><text:span text:style-name="T3"/></text:p>
      <text:p text:style-name="P4"><text:span text:style-name="T4">mysql&gt; create table orders</text:span></text:p>
      <text:p text:style-name="P4"><text:span text:style-name="T4"><text:s text:c="4"/>-&gt; (</text:span></text:p>
      <text:p text:style-name="P4"><text:span text:style-name="T4"><text:s text:c="4"/>-&gt; item int not null auto_increment primary key,</text:span></text:p>
      <text:p text:style-name="P4"><text:span text:style-name="T4"><text:s text:c="4"/>-&gt; qty int(3) not null,</text:span></text:p>
      <text:p text:style-name="P4"><text:span text:style-name="T4"><text:s text:c="4"/>-&gt; part_number char(12),</text:span></text:p>
      <text:p text:style-name="P4"><text:span text:style-name="T4"><text:s text:c="4"/>-&gt; description char(40),</text:span></text:p>
      <text:p text:style-name="P4"><text:span text:style-name="T4"><text:s text:c="4"/>-&gt; price_required int(5),</text:span></text:p>
      <text:p text:style-name="P4"><text:span text:style-name="T4"><text:s text:c="4"/>-&gt; date_required date,</text:span></text:p>
      <text:p text:style-name="P4"><text:span text:style-name="T4"><text:s text:c="4"/>-&gt; date_entered timestamp default now(),</text:span></text:p>
      <text:p text:style-name="P4"><text:span text:style-name="T4"><text:s text:c="4"/>-&gt; comment char(200)</text:span></text:p>
      <text:p text:style-name="P4"><text:span text:style-name="T4"><text:s text:c="4"/>-&gt; );</text:span></text:p>
      <text:p text:style-name="P4"><text:span text:style-name="T4"/></text:p>
      <text:p text:style-name="P4"><text:span text:style-name="T4">mysql&gt; show fields in orders</text:span></text:p>
      <text:p text:style-name="P4"><text:span text:style-name="T4"><text:s text:c="4"/>-&gt; ;</text:span></text:p>
      <text:p text:style-name="P4"><text:span text:style-name="T4">+----------------+-----------+------+-----+-------------------+----------------+</text:span></text:p>
      <text:p text:style-name="P4"><text:span text:style-name="T4">| Field <text:s text:c="9"/>| Type <text:s text:c="5"/>| Null | Key | Default <text:s text:c="10"/>| Extra <text:s text:c="9"/>|</text:span></text:p>
      <text:p text:style-name="P4"><text:span text:style-name="T4">+----------------+-----------+------+-----+-------------------+----------------+</text:span></text:p>
      <text:p text:style-name="P4"><text:span text:style-name="T4">| item <text:s text:c="10"/>| int(11) <text:s text:c="2"/>| NO <text:s text:c="2"/>| PRI | NULL <text:s text:c="13"/>| auto_increment |</text:span></text:p>
      <text:p text:style-name="P4"><text:span text:style-name="T4">| qty <text:s text:c="11"/>| int(3) <text:s text:c="3"/>| NO <text:s text:c="2"/>| <text:s text:c="4"/>| NULL <text:s text:c="13"/>| <text:s text:c="15"/>|</text:span></text:p>
      <text:p text:style-name="P4"><text:span text:style-name="T4">| part_number <text:s text:c="3"/>| char(12) <text:s/>| YES <text:s/>| <text:s text:c="4"/>| NULL <text:s text:c="13"/>| <text:s text:c="15"/>|</text:span></text:p>
      <text:p text:style-name="P4"><text:span text:style-name="T4">| description <text:s text:c="3"/>| char(40) <text:s/>| YES <text:s/>| <text:s text:c="4"/>| NULL <text:s text:c="13"/>| <text:s text:c="15"/>|</text:span></text:p>
      <text:p text:style-name="P4"><text:span text:style-name="T4">| price_required | int(5) <text:s text:c="3"/>| YES <text:s/>| <text:s text:c="4"/>| NULL <text:s text:c="13"/>| <text:s text:c="15"/>|</text:span></text:p>
      <text:p text:style-name="P4"><text:soft-page-break/><text:span text:style-name="T4">| date_required <text:s/>| date <text:s text:c="5"/>| YES <text:s/>| <text:s text:c="4"/>| NULL <text:s text:c="13"/>| <text:s text:c="15"/>|</text:span></text:p>
      <text:p text:style-name="P4"><text:span text:style-name="T4">| date_entered <text:s text:c="2"/>| timestamp | NO <text:s text:c="2"/>| <text:s text:c="4"/>| CURRENT_TIMESTAMP | <text:s text:c="15"/>|</text:span></text:p>
      <text:p text:style-name="P4"><text:span text:style-name="T4">| comment <text:s text:c="7"/>| char(200) | YES <text:s/>| <text:s text:c="4"/>| NULL <text:s text:c="13"/>| <text:s text:c="15"/>|</text:span></text:p>
      <text:p text:style-name="P4"><text:span text:style-name="T4">+----------------+-----------+------+-----+-------------------+----------------+</text:span></text:p>
      <text:p text:style-name="P4"><text:span text:style-name="T4">8 rows in set (0.01 sec)</text:span></text:p>
      <text:p text:style-name="P4"><text:span text:style-name="T4"/></text:p>
      <text:p text:style-name="P4"><text:span text:style-name="T4">mysql&gt; insert into orders ( qty, part_number, description, price_required,date_required, comment) values (34,'934-233','Piece of dead meat',1020,20120613,'I hate meat');</text:span></text:p>
      <text:p text:style-name="P4"><text:span text:style-name="T4">Query OK, 1 row affected (0.01 sec)</text:span></text:p>
      <text:p text:style-name="P4"><text:span text:style-name="T4"/></text:p>
      <text:p text:style-name="P4"><text:span text:style-name="T4">mysql&gt; select * from orders;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item | qty | part_number | description <text:s text:c="7"/>| price_required | date_required | date_entered <text:s text:c="7"/>| comment <text:s text:c="4"/>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<text:s text:c="3"/>1 | <text:s/>34 | 934-233 <text:s text:c="4"/>| Piece of dead meat | <text:s text:c="10"/>1020 | 2012-06-13 <text:s text:c="3"/>| 2014-03-01 20:38:35 | I hate meat 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1 row in set (0.01 sec)</text:span></text:p>
      <text:p text:style-name="P4"><text:span text:style-name="T4"/></text:p>
      <text:p text:style-name="P4"><text:span text:style-name="T4">mysql&gt; select * from orders;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item | qty | part_number | description <text:s text:c="7"/>| price_required | date_required | date_entered <text:s text:c="7"/>| comment <text:s text:c="4"/>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<text:s text:c="3"/>1 | <text:s/>34 | 934-233 <text:s text:c="4"/>| Piece of dead meat | <text:s text:c="10"/>1020 | 2012-06-13 <text:s text:c="3"/>| 2014-03-01 20:38:35 | I hate meat |</text:span></text:p>
      <text:p text:style-name="P4"><text:span text:style-name="T4">| <text:s text:c="3"/>2 | <text:s/>21 | 653-876 <text:s text:c="4"/>| A blue stick <text:s text:c="6"/>| <text:s text:c="12"/>46 | 2012-06-21 <text:s text:c="3"/>| 2014-03-01 20:41:54 | LongVersion |</text:span></text:p>
      <text:p text:style-name="P4"><text:span text:style-name="T4">| <text:s text:c="3"/>3 | <text:s/>45 | 463-898 <text:s text:c="4"/>| Germs <text:s text:c="13"/>| <text:s text:c="11"/>189 | 0000-00-00 <text:s text:c="3"/>| 2014-03-01 20:42:46 | Live <text:s text:c="7"/>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3 rows in set (0.00 sec)</text:span></text:p>
      <text:p text:style-name="P4"><text:span text:style-name="T4"></text:span></text:p>
      <text:p text:style-name="P4"><text:span text:style-name="T4">mysql&gt; update orders set qty=45 where item=3</text:span></text:p>
      <text:p text:style-name="P4"><text:span text:style-name="T4"><text:s text:c="4"/>-&gt; ;</text:span></text:p>
      <text:p text:style-name="P4"><text:span text:style-name="T4">Query OK, 0 rows affected (0.04 sec)</text:span></text:p>
      <text:p text:style-name="P4"><text:span text:style-name="T4">Rows matched: 1 <text:s/>Changed: 0 <text:s/>Warnings: 0</text:span></text:p>
      <text:p text:style-name="P4"><text:span text:style-name="T4"></text:span></text:p>
      <text:p text:style-name="P4"><text:span text:style-name="T4">mysql&gt; update orders set data_required=2012-06-21 where item=3</text:span></text:p>
      <text:p text:style-name="P4"><text:span text:style-name="T4"><text:s text:c="4"/>-&gt; ;</text:span></text:p>
      <text:p text:style-name="P4"><text:span text:style-name="T4">ERROR 1054 (42S22): Unknown column 'data_required' in 'field list'</text:span></text:p>
      <text:p text:style-name="P4"><text:span text:style-name="T4">mysql&gt; update orders set date_required=2012-06-21 where item=3;</text:span></text:p>
      <text:p text:style-name="P4"><text:span text:style-name="T4">Query OK, 0 rows affected, 1 warning (0.01 sec)</text:span></text:p>
      <text:p text:style-name="P4"><text:span text:style-name="T4">Rows matched: 1 <text:s/>Changed: 0 <text:s/>Warnings: 1</text:span></text:p>
      <text:p text:style-name="P4"><text:span text:style-name="T4"></text:span></text:p>
      <text:p text:style-name="P4"><text:soft-page-break/><text:span text:style-name="T4">mysql&gt; select * from orders;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item | qty | part_number | description <text:s text:c="7"/>| price_required | date_required | date_entered <text:s text:c="7"/>| comment <text:s text:c="4"/>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| <text:s text:c="3"/>1 | <text:s/>34 | 934-233 <text:s text:c="4"/>| Piece of dead meat | <text:s text:c="10"/>1020 | 2012-06-13 <text:s text:c="3"/>| 2014-03-01 20:38:35 | I hate meat |</text:span></text:p>
      <text:p text:style-name="P4"><text:span text:style-name="T4">| <text:s text:c="3"/>2 | <text:s/>21 | 653-876 <text:s text:c="4"/>| A blue stick <text:s text:c="6"/>| <text:s text:c="12"/>46 | 2012-06-21 <text:s text:c="3"/>| 2014-03-01 20:41:54 | LongVersion |</text:span></text:p>
      <text:p text:style-name="P4"><text:span text:style-name="T4">| <text:s text:c="3"/>3 | <text:s/>45 | 463-898 <text:s text:c="4"/>| Germs <text:s text:c="13"/>| <text:s text:c="11"/>189 | 0000-00-00 <text:s text:c="3"/>| 2014-03-01 20:42:46 | Live <text:s text:c="7"/>|</text:span></text:p>
      <text:p text:style-name="P4"><text:span text:style-name="T4">+------+-----+-------------+--------------------+----------------+---------------+---------------------+-------------+</text:span></text:p>
      <text:p text:style-name="P4"><text:span text:style-name="T4">3 rows in set (0.00 sec)</text:span></text:p>
      <text:p text:style-name="P4"><text:span text:style-name="T4"/></text:p>
      <text:p text:style-name="P5"><text:span text:style-name="T5">Database typtes</text:span></text:p>
      <text:p text:style-name="P5"><text:span text:style-name="T5">Number</text:span></text:p>
      <text:p text:style-name="P5"><text:span text:style-name="T5">float</text:span></text:p>
      <text:p text:style-name="P5"><text:span text:style-name="T5">int</text:span></text:p>
      <text:p text:style-name="P5"><text:span text:style-name="T5"/></text:p>
      <text:p text:style-name="P6"><text:span text:style-name="T6">Screen cap</text:span></text:p>
      <text:p text:style-name="P7"><text:span text:style-name="T6">pi@raspberrypi ~ $ mysql -u root -p</text:span></text:p>
      <text:p text:style-name="P7"><text:span text:style-name="T6">Enter password: </text:span></text:p>
      <text:p text:style-name="P7"><text:span text:style-name="T6">Welcome to the MySQL monitor. <text:s/>Commands end with ; or \g.</text:span></text:p>
      <text:p text:style-name="P7"><text:span text:style-name="T6">Your MySQL connection id is 42</text:span></text:p>
      <text:p text:style-name="P7"><text:span text:style-name="T6">Server version: 5.5.31-0+wheezy1 (Debian)</text:span></text:p>
      <text:p text:style-name="P7"><text:span text:style-name="T6"></text:span></text:p>
      <text:p text:style-name="P7"><text:span text:style-name="T6">Copyright (c) 2000, 2013, Oracle and/or its affiliates. All rights reserved.</text:span></text:p>
      <text:p text:style-name="P7"><text:span text:style-name="T6"></text:span></text:p>
      <text:p text:style-name="P7"><text:span text:style-name="T6">Oracle is a registered trademark of Oracle Corporation and/or its</text:span></text:p>
      <text:p text:style-name="P7"><text:span text:style-name="T6">affiliates. Other names may be trademarks of their respective</text:span></text:p>
      <text:p text:style-name="P7"><text:span text:style-name="T6">owners.</text:span></text:p>
      <text:p text:style-name="P7"><text:span text:style-name="T6"></text:span></text:p>
      <text:p text:style-name="P7"><text:span text:style-name="T6">Type 'help;' or '\h' for help. Type '\c' to clear the current input statement.</text:span></text:p>
      <text:p text:style-name="P7"><text:span text:style-name="T6"></text:span></text:p>
      <text:p text:style-name="P7"><text:span text:style-name="T6">mysql&gt; show databases</text:span></text:p>
      <text:p text:style-name="P7"><text:span text:style-name="T6"><text:s text:c="4"/>-&gt; ;</text:span></text:p>
      <text:p text:style-name="P7"><text:span text:style-name="T6">+--------------------+</text:span></text:p>
      <text:p text:style-name="P7"><text:span text:style-name="T6">| Database <text:s text:c="10"/>|</text:span></text:p>
      <text:p text:style-name="P7"><text:span text:style-name="T6">+--------------------+</text:span></text:p>
      <text:p text:style-name="P7"><text:span text:style-name="T6">| information_schema |</text:span></text:p>
      <text:p text:style-name="P7"><text:span text:style-name="T6">| Example1 <text:s text:c="10"/>|</text:span></text:p>
      <text:p text:style-name="P7"><text:span text:style-name="T6">| friends <text:s text:c="11"/>|</text:span></text:p>
      <text:p text:style-name="P7"><text:span text:style-name="T6">| my_orders <text:s text:c="9"/>|</text:span></text:p>
      <text:p text:style-name="P7"><text:span text:style-name="T6">| mysql <text:s text:c="13"/>|</text:span></text:p>
      <text:p text:style-name="P7"><text:span text:style-name="T6">| performance_schema |</text:span></text:p>
      <text:p text:style-name="P7"><text:span text:style-name="T6">| test <text:s text:c="14"/>|</text:span></text:p>
      <text:p text:style-name="P7"><text:span text:style-name="T6">+--------------------+</text:span></text:p>
      <text:p text:style-name="P7"><text:span text:style-name="T6">7 rows in set (0.00 sec)</text:span></text:p>
      <text:p text:style-name="P7"><text:span text:style-name="T6"></text:span></text:p>
      <text:p text:style-name="P7"><text:soft-page-break/><text:span text:style-name="T6">mysql&gt; use my_orders</text:span></text:p>
      <text:p text:style-name="P7"><text:span text:style-name="T6">Database changed</text:span></text:p>
      <text:p text:style-name="P7"><text:span text:style-name="T6">mysql&gt; show tables</text:span></text:p>
      <text:p text:style-name="P7"><text:span text:style-name="T6"><text:s text:c="4"/>-&gt; ;</text:span></text:p>
      <text:p text:style-name="P7"><text:span text:style-name="T6">Empty set (0.00 sec)</text:span></text:p>
      <text:p text:style-name="P7"><text:span text:style-name="T6"></text:span></text:p>
      <text:p text:style-name="P7"><text:span text:style-name="T6">mysql&gt; create table orders</text:span></text:p>
      <text:p text:style-name="P7"><text:span text:style-name="T6"><text:s text:c="4"/>-&gt; (</text:span></text:p>
      <text:p text:style-name="P7"><text:span text:style-name="T6"><text:s text:c="4"/>-&gt; item int not null auto_increment primary key,</text:span></text:p>
      <text:p text:style-name="P7"><text:span text:style-name="T6"><text:s text:c="4"/>-&gt; qty int(3) not null,</text:span></text:p>
      <text:p text:style-name="P7"><text:span text:style-name="T6"><text:s text:c="4"/>-&gt; part)number char(12),</text:span></text:p>
      <text:p text:style-name="P7"><text:span text:style-name="T6"><text:s text:c="4"/>-&gt; descrip</text:span></text:p>
      <text:p text:style-name="P7"><text:span text:style-name="T6"><text:s text:c="4"/>-&gt; </text:span></text:p>
      <text:p text:style-name="P7"><text:span text:style-name="T6"><text:s text:c="4"/>-&gt; </text:span></text:p>
      <text:p text:style-name="P7"><text:span text:style-name="T6"><text:s text:c="4"/>-&gt; </text:span></text:p>
      <text:p text:style-name="P7"><text:span text:style-name="T6"><text:s text:c="4"/>-&gt; </text:span></text:p>
      <text:p text:style-name="P7"><text:span text:style-name="T6"><text:s text:c="4"/>-&gt; '</text:span></text:p>
      <text:p text:style-name="P7"><text:span text:style-name="T6"><text:s text:c="4"/>'&gt; ;</text:span></text:p>
      <text:p text:style-name="P7"><text:span text:style-name="T6"><text:s text:c="4"/>'&gt; ;</text:span></text:p>
      <text:p text:style-name="P7"><text:span text:style-name="T6"><text:s text:c="4"/>'&gt; </text:span></text:p>
      <text:p text:style-name="P7"><text:span text:style-name="T6"><text:s text:c="4"/>'&gt; ;</text:span></text:p>
      <text:p text:style-name="P7"><text:span text:style-name="T6"><text:s text:c="4"/>'&gt; '</text:span></text:p>
      <text:p text:style-name="P7"><text:span text:style-name="T6"><text:s text:c="4"/>-&gt; ;</text:span></text:p>
      <text:p text:style-name="P7"><text:span text:style-name="T6">ERROR 1064 (42000): You have an error in your SQL syntax; check the manual that corresponds to your MySQL server version for the right syntax to use near ')number char(12),</text:span></text:p>
      <text:p text:style-name="P7"><text:span text:style-name="T6">descrip</text:span></text:p>
      <text:p text:style-name="P7"><text:span text:style-name="T6"></text:span></text:p>
      <text:p text:style-name="P7"><text:span text:style-name="T6"></text:span></text:p>
      <text:p text:style-name="P7"><text:span text:style-name="T6"></text:span></text:p>
      <text:p text:style-name="P7"><text:span text:style-name="T6"></text:span></text:p>
      <text:p text:style-name="P7"><text:span text:style-name="T6">'</text:span></text:p>
      <text:p text:style-name="P7"><text:span text:style-name="T6">;</text:span></text:p>
      <text:p text:style-name="P7"><text:span text:style-name="T6">;</text:span></text:p>
      <text:p text:style-name="P7"><text:span text:style-name="T6"></text:span></text:p>
      <text:p text:style-name="P7"><text:span text:style-name="T6">;</text:span></text:p>
      <text:p text:style-name="P7"><text:span text:style-name="T6">'' at line 5</text:span></text:p>
      <text:p text:style-name="P7"><text:span text:style-name="T6">mysql&gt; create table orders</text:span></text:p>
      <text:p text:style-name="P7"><text:span text:style-name="T6"><text:s text:c="4"/>-&gt; (</text:span></text:p>
      <text:p text:style-name="P7"><text:span text:style-name="T6"><text:s text:c="4"/>-&gt; item int not null auto_increment primary key,</text:span></text:p>
      <text:p text:style-name="P7"><text:span text:style-name="T6"><text:s text:c="4"/>-&gt; qty int(3) not null,</text:span></text:p>
      <text:p text:style-name="P7"><text:span text:style-name="T6"><text:s text:c="4"/>-&gt; part_number char(12),</text:span></text:p>
      <text:p text:style-name="P7"><text:span text:style-name="T6"><text:s text:c="4"/>-&gt; description char(40),</text:span></text:p>
      <text:p text:style-name="P7"><text:span text:style-name="T6"><text:s text:c="4"/>-&gt; price required int(5),</text:span></text:p>
      <text:p text:style-name="P7"><text:span text:style-name="T6"><text:s text:c="4"/>-&gt; date_required date,</text:span></text:p>
      <text:p text:style-name="P7"><text:span text:style-name="T6"><text:s text:c="4"/>-&gt; date_entered timestamp default now(),</text:span></text:p>
      <text:p text:style-name="P7"><text:span text:style-name="T6"><text:s text:c="4"/>-&gt; comment char(200)</text:span></text:p>
      <text:p text:style-name="P7"><text:span text:style-name="T6"><text:s text:c="4"/>-&gt; );</text:span></text:p>
      <text:p text:style-name="P7"><text:span text:style-name="T6">ERROR 1064 (42000): You have an error in your SQL syntax; check the manual that corresponds to your MySQL server version for the right syntax to use near 'required int(5),</text:span></text:p>
      <text:p text:style-name="P7"><text:span text:style-name="T6">date_required date,</text:span></text:p>
      <text:p text:style-name="P7"><text:span text:style-name="T6">date_entered timestamp default now(),</text:span></text:p>
      <text:p text:style-name="P7"><text:span text:style-name="T6">comme' at line 7</text:span></text:p>
      <text:p text:style-name="P7"><text:soft-page-break/><text:span text:style-name="T6">mysql&gt; create table orders ( item int not null auto_increment primary key, qty int(3) not null, part_number char(12), description char(40), price_required int(5), date_required date, date_entered timestamp default now(), comment char(200) );</text:span></text:p>
      <text:p text:style-name="P7"><text:span text:style-name="T6">Query OK, 0 rows affected (0.05 sec)</text:span></text:p>
      <text:p text:style-name="P7"><text:span text:style-name="T6"></text:span></text:p>
      <text:p text:style-name="P7"><text:span text:style-name="T6">mysql&gt; show fields in orders</text:span></text:p>
      <text:p text:style-name="P7"><text:span text:style-name="T6"><text:s text:c="4"/>-&gt; ;</text:span></text:p>
      <text:p text:style-name="P7"><text:span text:style-name="T6">+----------------+-----------+------+-----+-------------------+----------------+</text:span></text:p>
      <text:p text:style-name="P7"><text:span text:style-name="T6">| Field <text:s text:c="9"/>| Type <text:s text:c="5"/>| Null | Key | Default <text:s text:c="10"/>| Extra <text:s text:c="9"/>|</text:span></text:p>
      <text:p text:style-name="P7"><text:span text:style-name="T6">+----------------+-----------+------+-----+-------------------+----------------+</text:span></text:p>
      <text:p text:style-name="P7"><text:span text:style-name="T6">| item <text:s text:c="10"/>| int(11) <text:s text:c="2"/>| NO <text:s text:c="2"/>| PRI | NULL <text:s text:c="13"/>| auto_increment |</text:span></text:p>
      <text:p text:style-name="P7"><text:span text:style-name="T6">| qty <text:s text:c="11"/>| int(3) <text:s text:c="3"/>| NO <text:s text:c="2"/>| <text:s text:c="4"/>| NULL <text:s text:c="13"/>| <text:s text:c="15"/>|</text:span></text:p>
      <text:p text:style-name="P7"><text:span text:style-name="T6">| part_number <text:s text:c="3"/>| char(12) <text:s/>| YES <text:s/>| <text:s text:c="4"/>| NULL <text:s text:c="13"/>| <text:s text:c="15"/>|</text:span></text:p>
      <text:p text:style-name="P7"><text:span text:style-name="T6">| description <text:s text:c="3"/>| char(40) <text:s/>| YES <text:s/>| <text:s text:c="4"/>| NULL <text:s text:c="13"/>| <text:s text:c="15"/>|</text:span></text:p>
      <text:p text:style-name="P7"><text:span text:style-name="T6">| price_required | int(5) <text:s text:c="3"/>| YES <text:s/>| <text:s text:c="4"/>| NULL <text:s text:c="13"/>| <text:s text:c="15"/>|</text:span></text:p>
      <text:p text:style-name="P7"><text:span text:style-name="T6">| date_required <text:s/>| date <text:s text:c="5"/>| YES <text:s/>| <text:s text:c="4"/>| NULL <text:s text:c="13"/>| <text:s text:c="15"/>|</text:span></text:p>
      <text:p text:style-name="P7"><text:span text:style-name="T6">| date_entered <text:s text:c="2"/>| timestamp | NO <text:s text:c="2"/>| <text:s text:c="4"/>| CURRENT_TIMESTAMP | <text:s text:c="15"/>|</text:span></text:p>
      <text:p text:style-name="P7"><text:span text:style-name="T6">| comment <text:s text:c="7"/>| char(200) | YES <text:s/>| <text:s text:c="4"/>| NULL <text:s text:c="13"/>| <text:s text:c="15"/>|</text:span></text:p>
      <text:p text:style-name="P7"><text:span text:style-name="T6">+----------------+-----------+------+-----+-------------------+----------------+</text:span></text:p>
      <text:p text:style-name="P7"><text:span text:style-name="T6">8 rows in set (0.01 sec)</text:span></text:p>
      <text:p text:style-name="P7"><text:span text:style-name="T6"></text:span></text:p>
      <text:p text:style-name="P7"><text:span text:style-name="T6">mysql&gt; insert into orders</text:span></text:p>
      <text:p text:style-name="P7"><text:span text:style-name="T6"><text:s text:c="4"/>-&gt; (</text:span></text:p>
      <text:p text:style-name="P7"><text:span text:style-name="T6"><text:s text:c="4"/>-&gt; qty, part_number, description, price,data_required, comment)</text:span></text:p>
      <text:p text:style-name="P7"><text:span text:style-name="T6"><text:s text:c="4"/>-&gt; values</text:span></text:p>
      <text:p text:style-name="P7"><text:span text:style-name="T6"><text:s text:c="4"/>-&gt; (34,'934-233','Piece of dead meat',1020,20120613,'I hate meat');</text:span></text:p>
      <text:p text:style-name="P7"><text:span text:style-name="T6">ERROR 1054 (42S22): Unknown column 'price' in 'field list'</text:span></text:p>
      <text:p text:style-name="P7"><text:span text:style-name="T6">mysql&gt; insert into orders ( qty, part_number, description, price_required,data_required, comment) values (34,'934-233','Piece of dead meat',1020,20120613,'I hate meat');</text:span></text:p>
      <text:p text:style-name="P7"><text:span text:style-name="T6">ERROR 1054 (42S22): Unknown column 'data_required' in 'field list'</text:span></text:p>
      <text:p text:style-name="P7"><text:span text:style-name="T6">mysql&gt; insert into orders ( qty, part_number, description, price_required,date_required, comment) values (34,'934-233','Piece of dead meat',1020,20120613,'I hate meat');</text:span></text:p>
      <text:p text:style-name="P7"><text:span text:style-name="T6">Query OK, 1 row affected (0.01 sec)</text:span></text:p>
      <text:p text:style-name="P7"><text:span text:style-name="T6"></text:span></text:p>
      <text:p text:style-name="P7"><text:span text:style-name="T6">mysql&gt; show * from orders</text:span></text:p>
      <text:p text:style-name="P7"><text:span text:style-name="T6"><text:s text:c="4"/>-&gt; ;</text:span></text:p>
      <text:p text:style-name="P7"><text:span text:style-name="T6">ERROR 1064 (42000): You have an error in your SQL syntax; check the manual that corresponds to your MySQL server version for the right syntax to use near '* from orders' at line 1</text:span></text:p>
      <text:p text:style-name="P7"><text:span text:style-name="T6">mysql&gt; show * in orders</text:span></text:p>
      <text:p text:style-name="P7"><text:span text:style-name="T6"><text:s text:c="4"/>-&gt; ;</text:span></text:p>
      <text:p text:style-name="P7"><text:span text:style-name="T6">ERROR 1064 (42000): You have an error in your SQL syntax; check the manual that corresponds to your MySQL server version for the right syntax to use near '* in orders' at line 1</text:span></text:p>
      <text:p text:style-name="P7"><text:span text:style-name="T6">mysql&gt; select * from orders;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item | qty | part_number | description <text:s text:c="7"/>| price_required | date_required | date_entered <text:s text:c="7"/>| comment <text:s text:c="4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<text:s text:c="3"/>1 | <text:s/>34 | 934-233 <text:s text:c="4"/>| Piece of dead meat | <text:s text:c="10"/>1020 | 2012-06-13 <text:s text:c="3"/>| 2014-03-01 20:38:35 | I hate meat |</text:span></text:p>
      <text:p text:style-name="P7"><text:span text:style-name="T6">+------+-----+-------------+--------------------+----------------+---------------+---------------------+----------</text:span><text:soft-page-break/><text:span text:style-name="T6">---+</text:span></text:p>
      <text:p text:style-name="P7"><text:span text:style-name="T6">1 row in set (0.01 sec)</text:span></text:p>
      <text:p text:style-name="P7"><text:span text:style-name="T6"></text:span></text:p>
      <text:p text:style-name="P7"><text:span text:style-name="T6">mysql&gt; describe orders</text:span></text:p>
      <text:p text:style-name="P7"><text:span text:style-name="T6"><text:s text:c="4"/>-&gt; ;</text:span></text:p>
      <text:p text:style-name="P7"><text:span text:style-name="T6">+----------------+-----------+------+-----+-------------------+----------------+</text:span></text:p>
      <text:p text:style-name="P7"><text:span text:style-name="T6">| Field <text:s text:c="9"/>| Type <text:s text:c="5"/>| Null | Key | Default <text:s text:c="10"/>| Extra <text:s text:c="9"/>|</text:span></text:p>
      <text:p text:style-name="P7"><text:span text:style-name="T6">+----------------+-----------+------+-----+-------------------+----------------+</text:span></text:p>
      <text:p text:style-name="P7"><text:span text:style-name="T6">| item <text:s text:c="10"/>| int(11) <text:s text:c="2"/>| NO <text:s text:c="2"/>| PRI | NULL <text:s text:c="13"/>| auto_increment |</text:span></text:p>
      <text:p text:style-name="P7"><text:span text:style-name="T6">| qty <text:s text:c="11"/>| int(3) <text:s text:c="3"/>| NO <text:s text:c="2"/>| <text:s text:c="4"/>| NULL <text:s text:c="13"/>| <text:s text:c="15"/>|</text:span></text:p>
      <text:p text:style-name="P7"><text:span text:style-name="T6">| part_number <text:s text:c="3"/>| char(12) <text:s/>| YES <text:s/>| <text:s text:c="4"/>| NULL <text:s text:c="13"/>| <text:s text:c="15"/>|</text:span></text:p>
      <text:p text:style-name="P7"><text:span text:style-name="T6">| description <text:s text:c="3"/>| char(40) <text:s/>| YES <text:s/>| <text:s text:c="4"/>| NULL <text:s text:c="13"/>| <text:s text:c="15"/>|</text:span></text:p>
      <text:p text:style-name="P7"><text:span text:style-name="T6">| price_required | int(5) <text:s text:c="3"/>| YES <text:s/>| <text:s text:c="4"/>| NULL <text:s text:c="13"/>| <text:s text:c="15"/>|</text:span></text:p>
      <text:p text:style-name="P7"><text:span text:style-name="T6">| date_required <text:s/>| date <text:s text:c="5"/>| YES <text:s/>| <text:s text:c="4"/>| NULL <text:s text:c="13"/>| <text:s text:c="15"/>|</text:span></text:p>
      <text:p text:style-name="P7"><text:span text:style-name="T6">| date_entered <text:s text:c="2"/>| timestamp | NO <text:s text:c="2"/>| <text:s text:c="4"/>| CURRENT_TIMESTAMP | <text:s text:c="15"/>|</text:span></text:p>
      <text:p text:style-name="P7"><text:span text:style-name="T6">| comment <text:s text:c="7"/>| char(200) | YES <text:s/>| <text:s text:c="4"/>| NULL <text:s text:c="13"/>| <text:s text:c="15"/>|</text:span></text:p>
      <text:p text:style-name="P7"><text:span text:style-name="T6">+----------------+-----------+------+-----+-------------------+----------------+</text:span></text:p>
      <text:p text:style-name="P7"><text:span text:style-name="T6">8 rows in set (0.01 sec)</text:span></text:p>
      <text:p text:style-name="P7"><text:span text:style-name="T6"></text:span></text:p>
      <text:p text:style-name="P7"><text:span text:style-name="T6">mysql&gt; insert into orders ( qty, part_number, description, price_required,date_required, comment) values (21,'653-876','A blue stick',46,20120621,'LongVersion');</text:span></text:p>
      <text:p text:style-name="P7"><text:span text:style-name="T6">Query OK, 1 row affected (0.01 sec)</text:span></text:p>
      <text:p text:style-name="P7"><text:span text:style-name="T6"></text:span></text:p>
      <text:p text:style-name="P7"><text:span text:style-name="T6">mysql&gt; insert into orders ( qty, part_number, description, price_required,date_required, comment) values (45,'463-898','Germs',189,'Next Thursday','Live');</text:span></text:p>
      <text:p text:style-name="P7"><text:span text:style-name="T6">Query OK, 1 row affected, 1 warning (0.00 sec)</text:span></text:p>
      <text:p text:style-name="P7"><text:span text:style-name="T6"></text:span></text:p>
      <text:p text:style-name="P7"><text:span text:style-name="T6">mysql&gt; select * from orders</text:span></text:p>
      <text:p text:style-name="P7"><text:span text:style-name="T6"><text:s text:c="4"/>-&gt; ;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item | qty | part_number | description <text:s text:c="7"/>| price_required | date_required | date_entered <text:s text:c="7"/>| comment <text:s text:c="4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<text:s text:c="3"/>1 | <text:s/>34 | 934-233 <text:s text:c="4"/>| Piece of dead meat | <text:s text:c="10"/>1020 | 2012-06-13 <text:s text:c="3"/>| 2014-03-01 20:38:35 | I hate meat |</text:span></text:p>
      <text:p text:style-name="P7"><text:span text:style-name="T6">| <text:s text:c="3"/>2 | <text:s/>21 | 653-876 <text:s text:c="4"/>| A blue stick <text:s text:c="6"/>| <text:s text:c="12"/>46 | 2012-06-21 <text:s text:c="3"/>| 2014-03-01 20:41:54 | LongVersion |</text:span></text:p>
      <text:p text:style-name="P7"><text:span text:style-name="T6">| <text:s text:c="3"/>3 | <text:s/>45 | 463-898 <text:s text:c="4"/>| Germs <text:s text:c="13"/>| <text:s text:c="11"/>189 | 0000-00-00 <text:s text:c="3"/>| 2014-03-01 20:42:46 | Live <text:s text:c="7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3 rows in set (0.00 sec)</text:span></text:p>
      <text:p text:style-name="P7"><text:span text:style-name="T6"></text:span></text:p>
      <text:p text:style-name="P7"><text:span text:style-name="T6">mysql&gt; select * from orders;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item | qty | part_number | description <text:s text:c="7"/>| price_required | date_required | date_entered <text:s text:c="7"/>| comment <text:s text:c="4"/>|</text:span></text:p>
      <text:p text:style-name="P7"><text:span text:style-name="T6">+------+-----+-------------+--------------------+----------------+---------------+---------------------+-------------+</text:span></text:p>
      <text:p text:style-name="P7"><text:soft-page-break/><text:span text:style-name="T6">| <text:s text:c="3"/>1 | <text:s/>34 | 934-233 <text:s text:c="4"/>| Piece of dead meat | <text:s text:c="10"/>1020 | 2012-06-13 <text:s text:c="3"/>| 2014-03-01 20:38:35 | I hate meat |</text:span></text:p>
      <text:p text:style-name="P7"><text:span text:style-name="T6">| <text:s text:c="3"/>2 | <text:s/>21 | 653-876 <text:s text:c="4"/>| A blue stick <text:s text:c="6"/>| <text:s text:c="12"/>46 | 2012-06-21 <text:s text:c="3"/>| 2014-03-01 20:41:54 | LongVersion |</text:span></text:p>
      <text:p text:style-name="P7"><text:span text:style-name="T6">| <text:s text:c="3"/>3 | <text:s/>45 | 463-898 <text:s text:c="4"/>| Germs <text:s text:c="13"/>| <text:s text:c="11"/>189 | 0000-00-00 <text:s text:c="3"/>| 2014-03-01 20:42:46 | Live <text:s text:c="7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3 rows in set (0.00 sec)</text:span></text:p>
      <text:p text:style-name="P7"><text:span text:style-name="T6"></text:span></text:p>
      <text:p text:style-name="P7"><text:span text:style-name="T6">mysql&gt; update orders set qty=45 where item=3</text:span></text:p>
      <text:p text:style-name="P7"><text:span text:style-name="T6"><text:s text:c="4"/>-&gt; ;</text:span></text:p>
      <text:p text:style-name="P7"><text:span text:style-name="T6">Query OK, 0 rows affected (0.04 sec)</text:span></text:p>
      <text:p text:style-name="P7"><text:span text:style-name="T6">Rows matched: 1 <text:s/>Changed: 0 <text:s/>Warnings: 0</text:span></text:p>
      <text:p text:style-name="P7"><text:span text:style-name="T6"></text:span></text:p>
      <text:p text:style-name="P7"><text:span text:style-name="T6">mysql&gt; update orders set data_required=2012-06-21 where item=3</text:span></text:p>
      <text:p text:style-name="P7"><text:span text:style-name="T6"><text:s text:c="4"/>-&gt; ;</text:span></text:p>
      <text:p text:style-name="P7"><text:span text:style-name="T6">ERROR 1054 (42S22): Unknown column 'data_required' in 'field list'</text:span></text:p>
      <text:p text:style-name="P7"><text:span text:style-name="T6">mysql&gt; update orders set date_required=2012-06-21 where item=3;</text:span></text:p>
      <text:p text:style-name="P7"><text:span text:style-name="T6">Query OK, 0 rows affected, 1 warning (0.01 sec)</text:span></text:p>
      <text:p text:style-name="P7"><text:span text:style-name="T6">Rows matched: 1 <text:s/>Changed: 0 <text:s/>Warnings: 1</text:span></text:p>
      <text:p text:style-name="P7"><text:span text:style-name="T6"></text:span></text:p>
      <text:p text:style-name="P7"><text:span text:style-name="T6">mysql&gt; select * from orders;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item | qty | part_number | description <text:s text:c="7"/>| price_required | date_required | date_entered <text:s text:c="7"/>| comment <text:s text:c="4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<text:s text:c="3"/>1 | <text:s/>34 | 934-233 <text:s text:c="4"/>| Piece of dead meat | <text:s text:c="10"/>1020 | 2012-06-13 <text:s text:c="3"/>| 2014-03-01 20:38:35 | I hate meat |</text:span></text:p>
      <text:p text:style-name="P7"><text:span text:style-name="T6">| <text:s text:c="3"/>2 | <text:s/>21 | 653-876 <text:s text:c="4"/>| A blue stick <text:s text:c="6"/>| <text:s text:c="12"/>46 | 2012-06-21 <text:s text:c="3"/>| 2014-03-01 20:41:54 | LongVersion |</text:span></text:p>
      <text:p text:style-name="P7"><text:span text:style-name="T6">| <text:s text:c="3"/>3 | <text:s/>45 | 463-898 <text:s text:c="4"/>| Germs <text:s text:c="13"/>| <text:s text:c="11"/>189 | 0000-00-00 <text:s text:c="3"/>| 2014-03-01 20:42:46 | Live <text:s text:c="7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3 rows in set (0.00 sec)</text:span></text:p>
      <text:p text:style-name="P7"><text:span text:style-name="T6"></text:span></text:p>
      <text:p text:style-name="P7"><text:span text:style-name="T6">mysql&gt; describe orders</text:span></text:p>
      <text:p text:style-name="P7"><text:span text:style-name="T6"><text:s text:c="4"/>-&gt; ;</text:span></text:p>
      <text:p text:style-name="P7"><text:span text:style-name="T6">+----------------+-----------+------+-----+-------------------+----------------+</text:span></text:p>
      <text:p text:style-name="P7"><text:span text:style-name="T6">| Field <text:s text:c="9"/>| Type <text:s text:c="5"/>| Null | Key | Default <text:s text:c="10"/>| Extra <text:s text:c="9"/>|</text:span></text:p>
      <text:p text:style-name="P7"><text:span text:style-name="T6">+----------------+-----------+------+-----+-------------------+----------------+</text:span></text:p>
      <text:p text:style-name="P7"><text:span text:style-name="T6">| item <text:s text:c="10"/>| int(11) <text:s text:c="2"/>| NO <text:s text:c="2"/>| PRI | NULL <text:s text:c="13"/>| auto_increment |</text:span></text:p>
      <text:p text:style-name="P7"><text:span text:style-name="T6">| qty <text:s text:c="11"/>| int(3) <text:s text:c="3"/>| NO <text:s text:c="2"/>| <text:s text:c="4"/>| NULL <text:s text:c="13"/>| <text:s text:c="15"/>|</text:span></text:p>
      <text:p text:style-name="P7"><text:span text:style-name="T6">| part_number <text:s text:c="3"/>| char(12) <text:s/>| YES <text:s/>| <text:s text:c="4"/>| NULL <text:s text:c="13"/>| <text:s text:c="15"/>|</text:span></text:p>
      <text:p text:style-name="P7"><text:span text:style-name="T6">| description <text:s text:c="3"/>| char(40) <text:s/>| YES <text:s/>| <text:s text:c="4"/>| NULL <text:s text:c="13"/>| <text:s text:c="15"/>|</text:span></text:p>
      <text:p text:style-name="P7"><text:span text:style-name="T6">| price_required | int(5) <text:s text:c="3"/>| YES <text:s/>| <text:s text:c="4"/>| NULL <text:s text:c="13"/>| <text:s text:c="15"/>|</text:span></text:p>
      <text:p text:style-name="P7"><text:span text:style-name="T6">| date_required <text:s/>| date <text:s text:c="5"/>| YES <text:s/>| <text:s text:c="4"/>| NULL <text:s text:c="13"/>| <text:s text:c="15"/>|</text:span></text:p>
      <text:p text:style-name="P7"><text:span text:style-name="T6">| date_entered <text:s text:c="2"/>| timestamp | NO <text:s text:c="2"/>| <text:s text:c="4"/>| CURRENT_TIMESTAMP | <text:s text:c="15"/>|</text:span></text:p>
      <text:p text:style-name="P7"><text:span text:style-name="T6">| comment <text:s text:c="7"/>| char(200) | YES <text:s/>| <text:s text:c="4"/>| NULL <text:s text:c="13"/>| <text:s text:c="15"/>|</text:span></text:p>
      <text:p text:style-name="P7"><text:soft-page-break/><text:span text:style-name="T6">+----------------+-----------+------+-----+-------------------+----------------+</text:span></text:p>
      <text:p text:style-name="P7"><text:span text:style-name="T6">8 rows in set (0.00 sec)</text:span></text:p>
      <text:p text:style-name="P7"><text:span text:style-name="T6"></text:span></text:p>
      <text:p text:style-name="P7"><text:span text:style-name="T6">mysql&gt; update orders set qty=-1.3 where item=3</text:span></text:p>
      <text:p text:style-name="P7"><text:span text:style-name="T6"><text:s text:c="4"/>-&gt; ;</text:span></text:p>
      <text:p text:style-name="P7"><text:span text:style-name="T6">Query OK, 1 row affected (0.01 sec)</text:span></text:p>
      <text:p text:style-name="P7"><text:span text:style-name="T6">Rows matched: 1 <text:s/>Changed: 1 <text:s/>Warnings: 0</text:span></text:p>
      <text:p text:style-name="P7"><text:span text:style-name="T6"></text:span></text:p>
      <text:p text:style-name="P7"><text:span text:style-name="T6">mysql&gt; select * from orders;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item | qty | part_number | description <text:s text:c="7"/>| price_required | date_required | date_entered <text:s text:c="7"/>| comment <text:s text:c="4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| <text:s text:c="3"/>1 | <text:s/>34 | 934-233 <text:s text:c="4"/>| Piece of dead meat | <text:s text:c="10"/>1020 | 2012-06-13 <text:s text:c="3"/>| 2014-03-01 20:38:35 | I hate meat |</text:span></text:p>
      <text:p text:style-name="P7"><text:span text:style-name="T6">| <text:s text:c="3"/>2 | <text:s/>21 | 653-876 <text:s text:c="4"/>| A blue stick <text:s text:c="6"/>| <text:s text:c="12"/>46 | 2012-06-21 <text:s text:c="3"/>| 2014-03-01 20:41:54 | LongVersion |</text:span></text:p>
      <text:p text:style-name="P7"><text:span text:style-name="T6">| <text:s text:c="3"/>3 | <text:s/>-1 | 463-898 <text:s text:c="4"/>| Germs <text:s text:c="13"/>| <text:s text:c="11"/>189 | 0000-00-00 <text:s text:c="3"/>| 2014-03-01 20:42:46 | Live <text:s text:c="7"/>|</text:span></text:p>
      <text:p text:style-name="P7"><text:span text:style-name="T6">+------+-----+-------------+--------------------+----------------+---------------+---------------------+-------------+</text:span></text:p>
      <text:p text:style-name="P7"><text:span text:style-name="T6">3 rows in set (0.00 sec)</text:span></text:p>
      <text:p text:style-name="P7"><text:span text:style-name="T6"></text:span></text:p>
      <text:p text:style-name="P7"><text:span text:style-name="T6">mysql&gt; ^CCtrl-C – exit!</text:span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9:44:18</meta:creation-date>
    <dc:date>2014-03-01T21:16:51</dc:date>
    <meta:editing-duration>PT30M</meta:editing-duration>
    <meta:editing-cycles>2</meta:editing-cycles>
    <meta:generator>LibreOffice/3.6$Linux_ARM_EABI LibreOffice_project/360m1$Build-2</meta:generator>
    <meta:document-statistic meta:table-count="3" meta:image-count="0" meta:object-count="0" meta:page-count="11" meta:paragraph-count="481" meta:word-count="2944" meta:character-count="21102" meta:non-whitespace-character-count="15989"/>
  </office:meta>
</office:document-meta>
</file>